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3733c" officeooo:paragraph-rsid="0023733c"/>
    </style:style>
    <style:style style:name="P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3733c" officeooo:paragraph-rsid="00257a36"/>
    </style:style>
    <style:style style:name="P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weight="bold" officeooo:rsid="0025d5a7" officeooo:paragraph-rsid="0036f739" style:font-weight-asian="bold" style:font-weight-complex="bold"/>
    </style:style>
    <style:style style:name="P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weight="bold" officeooo:rsid="0027eccc" officeooo:paragraph-rsid="0035329d" style:font-weight-asian="bold" style:font-weight-complex="bold"/>
    </style:style>
    <style:style style:name="P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weight="bold" officeooo:rsid="0027eccc" officeooo:paragraph-rsid="003851ee" style:font-weight-asian="bold" style:font-weight-complex="bold"/>
    </style:style>
    <style:style style:name="P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weight="bold" officeooo:rsid="002dece7" officeooo:paragraph-rsid="002dece7" style:font-weight-asian="bold" style:font-weight-complex="bold"/>
    </style:style>
    <style:style style:name="P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weight="bold" officeooo:rsid="002a2bbf" officeooo:paragraph-rsid="0036f739" style:font-weight-asian="bold" style:font-weight-complex="bold"/>
    </style:style>
    <style:style style:name="P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7eccc" officeooo:paragraph-rsid="00349fbf"/>
    </style:style>
    <style:style style:name="P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7eccc" officeooo:paragraph-rsid="0035329d"/>
    </style:style>
    <style:style style:name="P1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a2bbf" officeooo:paragraph-rsid="0036f739"/>
    </style:style>
    <style:style style:name="P1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dece7" officeooo:paragraph-rsid="002dece7"/>
    </style:style>
    <style:style style:name="P1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ff0000" fo:font-weight="bold" officeooo:rsid="0027eccc" officeooo:paragraph-rsid="003851ee" style:font-weight-asian="bold" style:font-weight-complex="bold"/>
    </style:style>
    <style:style style:name="P1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ff0000" fo:font-weight="bold" officeooo:rsid="0031c90c" officeooo:paragraph-rsid="0035329d" style:font-weight-asian="bold" style:font-weight-complex="bold"/>
    </style:style>
    <style:style style:name="P1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ff0000" fo:font-weight="normal" officeooo:rsid="00382ebc" officeooo:paragraph-rsid="00382ebc" style:font-weight-asian="normal" style:font-weight-complex="normal"/>
    </style:style>
    <style:style style:name="P1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ff0000" fo:font-size="9pt" fo:font-weight="bold" officeooo:rsid="003ab827" officeooo:paragraph-rsid="003c0b3a" style:font-size-asian="9pt" style:font-weight-asian="bold" style:font-size-complex="9pt" style:font-weight-complex="bold"/>
    </style:style>
    <style:style style:name="P1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ff0000" fo:font-size="9pt" fo:font-weight="bold" officeooo:rsid="0040d6c1" officeooo:paragraph-rsid="0040d6c1" style:font-size-asian="9pt" style:font-weight-asian="bold" style:font-size-complex="9pt" style:font-weight-complex="bold"/>
    </style:style>
    <style:style style:name="P1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ff0000" fo:font-size="9pt" fo:font-weight="bold" officeooo:rsid="004464cc" officeooo:paragraph-rsid="004464cc" style:font-size-asian="9pt" style:font-weight-asian="bold" style:font-size-complex="9pt" style:font-weight-complex="bold"/>
    </style:style>
    <style:style style:name="P1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ff0000" fo:font-size="9pt" fo:font-weight="bold" officeooo:rsid="00458f8f" officeooo:paragraph-rsid="00458f8f" style:font-size-asian="9pt" style:font-weight-asian="bold" style:font-size-complex="9pt" style:font-weight-complex="bold"/>
    </style:style>
    <style:style style:name="P1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ff0000" fo:font-size="9pt" fo:font-weight="bold" officeooo:rsid="00474f47" officeooo:paragraph-rsid="00474f47" style:font-size-asian="9pt" style:font-weight-asian="bold" style:font-size-complex="9pt" style:font-weight-complex="bold"/>
    </style:style>
    <style:style style:name="P2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ff0000" fo:font-size="9pt" fo:font-weight="bold" officeooo:rsid="0048730e" officeooo:paragraph-rsid="0048730e" style:font-size-asian="9pt" style:font-weight-asian="bold" style:font-size-complex="9pt" style:font-weight-complex="bold"/>
    </style:style>
    <style:style style:name="P2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ff0000" fo:font-size="9pt" fo:font-weight="bold" officeooo:rsid="0048fa0f" officeooo:paragraph-rsid="0048fa0f" style:font-size-asian="9pt" style:font-weight-asian="bold" style:font-size-complex="9pt" style:font-weight-complex="bold"/>
    </style:style>
    <style:style style:name="P2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996600" fo:font-weight="bold" officeooo:rsid="00382ebc" officeooo:paragraph-rsid="00382ebc" style:font-weight-asian="bold" style:font-weight-complex="bold"/>
    </style:style>
    <style:style style:name="P2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996600" fo:font-weight="bold" officeooo:rsid="003ab827" officeooo:paragraph-rsid="003c0b3a" style:font-weight-asian="bold" style:font-weight-complex="bold"/>
    </style:style>
    <style:style style:name="P2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996600" fo:font-weight="normal" officeooo:rsid="00382ebc" officeooo:paragraph-rsid="00382ebc" style:font-weight-asian="normal" style:font-weight-complex="normal"/>
    </style:style>
    <style:style style:name="P2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38d68e" officeooo:paragraph-rsid="0038d68e"/>
    </style:style>
    <style:style style:name="P26" style:family="paragraph" style:parent-style-name="List_20_Paragraph" style:master-page-name="Standard">
      <style:paragraph-properties fo:margin-left="0cm" fo:margin-right="0cm" fo:text-align="justify" style:justify-single-word="false" fo:text-indent="0cm" style:auto-text-indent="false" style:page-number="auto"/>
      <style:text-properties fo:color="#ff0000" fo:font-size="11pt" fo:font-weight="bold" officeooo:rsid="004464cc" officeooo:paragraph-rsid="004464cc" style:font-size-asian="11pt" style:font-weight-asian="bold" style:font-size-complex="11pt" style:font-weight-complex="bold"/>
    </style:style>
    <style:style style:name="P2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ff0000" fo:font-size="9pt" fo:font-weight="bold" officeooo:rsid="01a54cc8" officeooo:paragraph-rsid="004019de" style:font-size-asian="9pt" style:font-weight-asian="bold" style:font-size-complex="9pt" style:font-weight-complex="bold"/>
    </style:style>
    <style:style style:name="P2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ff0000" fo:font-size="9pt" fo:font-weight="bold" officeooo:rsid="0044d8a8" officeooo:paragraph-rsid="004cf4e7" style:font-size-asian="9pt" style:font-weight-asian="bold" style:font-size-complex="9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officeooo:rsid="00309d96"/>
    </style:style>
    <style:style style:name="T3" style:family="text">
      <style:text-properties fo:color="#000000" officeooo:rsid="00349fbf"/>
    </style:style>
    <style:style style:name="T4" style:family="text">
      <style:text-properties officeooo:rsid="00264524"/>
    </style:style>
    <style:style style:name="T5" style:family="text">
      <style:text-properties officeooo:rsid="0032dc00"/>
    </style:style>
    <style:style style:name="T6" style:family="text">
      <style:text-properties officeooo:rsid="00349fbf"/>
    </style:style>
    <style:style style:name="T7" style:family="text">
      <style:text-properties fo:color="#996600"/>
    </style:style>
    <style:style style:name="T8" style:family="text">
      <style:text-properties officeooo:rsid="003851ee"/>
    </style:style>
    <style:style style:name="T9" style:family="text">
      <style:text-properties officeooo:rsid="003c0b3a"/>
    </style:style>
    <style:style style:name="T10" style:family="text">
      <style:text-properties officeooo:rsid="0042c228"/>
    </style:style>
    <style:style style:name="T11" style:family="text">
      <style:text-properties officeooo:rsid="01a54cc8"/>
    </style:style>
    <style:style style:name="T12" style:family="text">
      <style:text-properties officeooo:rsid="01ab6e0a"/>
    </style:style>
    <style:style style:name="T13" style:family="text">
      <style:text-properties officeooo:rsid="004bf6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1">R</text:span>ead the following from Schaum’s series:</text:p>
      <text:p text:style-name="P27">Expression Evaluation: 6.9 – 6.14,</text:p>
      <text:p text:style-name="P16"><text:span text:style-name="T12">Q</text:span>uicksort: 6.14 – 6.18,</text:p>
      <text:p text:style-name="P17"><text:span text:style-name="T10">I</text:span>ntroduction of Tree: 7.1 – 7.5 (upto extended tree),</text:p>
      <text:p text:style-name="P28">Tree traversal: 7.9 – 7.<text:span text:style-name="T13">18</text:span>, <text:span text:style-name="T13">Read post-order traversal from geeksforgeeks: </text:span><text:a xlink:type="simple" xlink:href="http://www.geeksforgeeks.org/iterative-postorder-traversal-using-stack/" text:style-name="Internet_20_link" text:visited-style-name="Visited_20_Internet_20_Link"><text:span text:style-name="T13">http://www.geeksforgeeks.org/iterative-postorder-traversal-using-stack/</text:span></text:a></text:p>
      <text:p text:style-name="P18">Header Nodes and Threads: 7.20 – 7.23,</text:p>
      <text:p text:style-name="P19">BST: 7.23 – 7.35,</text:p>
      <text:p text:style-name="P15">AVL Tree: <text:span text:style-name="T9">7.35 to 7.46,</text:span></text:p>
      <text:p text:style-name="P20">m-way search tree: 7.46 – 7.55,</text:p>
      <text:p text:style-name="P21">Heap and Heapsort: 7.55 – 7.65,</text:p>
      <text:p text:style-name="P23">Red-Black tree: </text:p>
      <text:p text:style-name="P7">Tail recursion:</text:p>
      <text:p text:style-name="P10">Must see how to write a factorial program in tail recursion.</text:p>
      <text:p text:style-name="P10"><text:a xlink:type="simple" xlink:href="http://www.geeksforgeeks.org/tail-recursion/" text:style-name="Internet_20_link" text:visited-style-name="Visited_20_Internet_20_Link">http://www.geeksforgeeks.org/tail-recursion/</text:a></text:p>
      <text:p text:style-name="P10"><text:a xlink:type="simple" xlink:href="http://www.geeksforgeeks.org/tail-call-elimination/" text:style-name="Internet_20_link" text:visited-style-name="Visited_20_Internet_20_Link">http://www.geeksforgeeks.org/tail-call-elimination/</text:a></text:p>
      <text:p text:style-name="P10"/>
      <text:p text:style-name="P3">Find the length of the linked list<text:span text:style-name="T4">(iterative and recursive)</text:span>:</text:p>
      <text:p text:style-name="P2"><text:a xlink:type="simple" xlink:href="http://quiz.geeksforgeeks.org/find-length-of-a-linked-list-iterative-and-recursive/" text:style-name="Internet_20_link" text:visited-style-name="Visited_20_Internet_20_Link">http://quiz.geeksforgeeks.org/find-length-of-a-linked-list-iterative-and-recursive/</text:a></text:p>
      <text:p text:style-name="P1"/>
      <text:p text:style-name="P6">Print a linked list in reverse order:</text:p>
      <text:p text:style-name="P11"><text:a xlink:type="simple" xlink:href="http://www.geeksforgeeks.org/write-a-recursive-function-to-print-reverse-of-a-linked-list/" text:style-name="Internet_20_link" text:visited-style-name="Visited_20_Internet_20_Link">http://www.geeksforgeeks.org/write-a-recursive-function-to-print-reverse-of-a-linked-list/</text:a></text:p>
      <text:p text:style-name="P11"/>
      <text:p text:style-name="P13">Very Very Difficult</text:p>
      <text:p text:style-name="P4">Reverse the linked list(<text:span text:style-name="T1">iterative</text:span> and <text:span text:style-name="T1">recursive</text:span><text:span text:style-name="T2">(VVI and VVD)</text:span>):</text:p>
      <text:p text:style-name="P9"><text:a xlink:type="simple" xlink:href="http://www.geeksforgeeks.org/write-a-function-to-reverse-the-nodes-of-a-linked-list/" text:style-name="Internet_20_link" text:visited-style-name="Visited_20_Internet_20_Link">http://www.geeksforgeeks.org/write-a-function-to-reverse-the-nodes-of-a-linked-list/</text:a></text:p>
      <text:p text:style-name="P9"/>
      <text:p text:style-name="P13">Very Very Difficult</text:p>
      <text:p text:style-name="P4">Reverse the linked list <text:span text:style-name="T5">in a group of given size</text:span>:</text:p>
      <text:p text:style-name="P9"><text:a xlink:type="simple" xlink:href="http://www.geeksforgeeks.org/reverse-a-list-in-groups-of-given-size/" text:style-name="Internet_20_link" text:visited-style-name="Visited_20_Internet_20_Link"><text:span text:style-name="T5">http://www.geeksforgeeks.org/reverse-a-list-in-groups-of-given-size/</text:span></text:a></text:p>
      <text:p text:style-name="P9"/>
      <text:p text:style-name="P5">Reverse the <text:span text:style-name="T8">doubly </text:span>linked list:</text:p>
      <text:p text:style-name="P25"><text:a xlink:type="simple" xlink:href="http://www.geeksforgeeks.org/reverse-a-doubly-linked-list/" text:style-name="Internet_20_link" text:visited-style-name="Visited_20_Internet_20_Link">http://www.geeksforgeeks.org/reverse-a-doubly-linked-list/</text:a></text:p>
      <text:p text:style-name="P25"/>
      <text:p text:style-name="P12"><text:span text:style-name="T3">Detect and remove loop in a linked list </text:span><text:span text:style-name="T6">(four techniques)</text:span>:</text:p>
      <text:p text:style-name="P8"><text:a xlink:type="simple" xlink:href="http://www.geeksforgeeks.org/detect-and-remove-loop-in-a-linked-list/" text:style-name="Internet_20_link" text:visited-style-name="Visited_20_Internet_20_Link"><text:span text:style-name="T6">http://www.geeksforgeeks.org/detect-and-remove-loop-in-a-linked-list/</text:span></text:a></text:p>
      <text:p text:style-name="P8"/>
      <text:p text:style-name="P22">The great tree list recursion problem:</text:p>
      <text:p text:style-name="P14"><text:a xlink:type="simple" xlink:href="http://www.geeksforgeeks.org/the-great-tree-list-recursion-problem/" text:style-name="Internet_20_link" text:visited-style-name="Visited_20_Internet_20_Link"><text:span text:style-name="T7">http://www.geeksforgeeks.org/the-great-tree-list-recursion-problem/</text:span></text:a></text:p>
      <text:p text:style-name="P2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keyword" style:family="text" style:parent-style-name="Default_20_Paragraph_20_Font"/>
    <style:style style:name="comment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9pt" fo:font-weight="bold" style:font-size-asian="9pt" style:font-weight-asian="bold" style:font-name-complex="DINMittelEFOP-Bold" style:font-family-complex="DINMittelEFOP-Bold" style:font-family-generic-complex="system" style:font-pitch-complex="variable"/>
    </style:style>
    <style:style style:name="ListLabel_20_2" style:display-name="ListLabel 2" style:family="text">
      <style:text-properties fo:font-size="9pt" fo:font-weight="bold" style:font-size-asian="9pt" style:font-weight-asian="bold" style:font-name-complex="DINMittelEFOP-Bold" style:font-family-complex="DINMittelEFOP-Bold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2pt" fo:font-weight="bold" style:font-size-asian="12pt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fo:font-size="12pt" fo:font-weight="bold" style:font-size-asian="12pt" style:font-weight-asian="bold"/>
    </style:style>
    <style:style style:name="ListLabel_20_29" style:display-name="ListLabel 29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/>
    </style:style>
    <style:style style:name="ListLabel_20_38" style:display-name="ListLabel 38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fo:font-size="12pt" fo:font-weight="bold" style:font-size-asian="12pt" style:font-weight-asian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bullet text:level="4" text:style-name="ListLabel_20_32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charset="x-symbol"/>
      </text:list-level-style-bullet>
      <text:list-level-style-bullet text:level="7" text:style-name="ListLabel_20_35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charset="x-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0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bullet text:level="4" text:style-name="ListLabel_20_41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charset="x-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43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charset="x-symbol"/>
      </text:list-level-style-bullet>
      <text:list-level-style-bullet text:level="7" text:style-name="ListLabel_20_44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6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7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05:18:00</meta:creation-date>
    <meta:initial-creator>SONU</meta:initial-creator>
    <dc:language>en-IN</dc:language>
    <dc:date>2016-10-21T04:11:55.954785734</dc:date>
    <meta:editing-cycles>264</meta:editing-cycles>
    <meta:editing-duration>P1DT22H4M5S</meta:editing-duration>
    <meta:generator>LibreOffice/5.1.4.2$Linux_X86_64 LibreOffice_project/10m0$Build-2</meta:generator>
    <meta:document-statistic meta:table-count="0" meta:image-count="0" meta:object-count="0" meta:page-count="1" meta:paragraph-count="31" meta:word-count="140" meta:character-count="1513" meta:non-whitespace-character-count="1395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